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5.666cm"/>
    </style:style>
    <style:style style:name="co13" style:family="table-column">
      <style:table-column-properties fo:break-before="auto" style:column-width="7.332cm"/>
    </style:style>
    <style:style style:name="co14" style:family="table-column">
      <style:table-column-properties fo:break-before="auto" style:column-width="4.163cm"/>
    </style:style>
    <style:style style:name="co15" style:family="table-column">
      <style:table-column-properties fo:break-before="auto" style:column-width="3.78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7.168cm"/>
    </style:style>
    <style:style style:name="co18" style:family="table-column">
      <style:table-column-properties fo:break-before="auto" style:column-width="7.004cm"/>
    </style:style>
    <style:style style:name="co19" style:family="table-column">
      <style:table-column-properties fo:break-before="auto" style:column-width="4.299cm"/>
    </style:style>
    <style:style style:name="co20" style:family="table-column">
      <style:table-column-properties fo:break-before="auto" style:column-width="4.6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number-columns-repeated="235" table:default-cell-style-name="ce1"/>
        <table:table-row table:style-name="ro1">
          <table:table-cell office:value-type="string">
            <text:p>Participant_id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Handedness</text:p>
          </table:table-cell>
          <table:table-cell office:value-type="string">
            <text:p>Vision</text:p>
          </table:table-cell>
          <table:table-cell office:value-type="string">
            <text:p>Vision Aid</text:p>
          </table:table-cell>
          <table:table-cell office:value-type="string">
            <text:p>Education</text:p>
          </table:table-cell>
          <table:table-cell office:value-type="string">
            <text:p>Alcohol consumption</text:p>
          </table:table-cell>
          <table:table-cell office:value-type="string">
            <text:p>Coffee consumption</text:p>
          </table:table-cell>
          <table:table-cell office:value-type="string">
            <text:p>Black/Green tea consumption</text:p>
          </table:table-cell>
          <table:table-cell office:value-type="string">
            <text:p>Tobacco consumption</text:p>
          </table:table-cell>
          <table:table-cell office:value-type="string">
            <text:p>Other drug/medication consumption (optional)</text:p>
          </table:table-cell>
          <table:table-cell office:value-type="string">
            <text:p>Other drug consumption (optional)</text:p>
          </table:table-cell>
          <table:table-cell office:value-type="string">
            <text:p>Attention/Neurological/Psychiatric syndroms</text:p>
          </table:table-cell>
          <table:table-cell office:value-type="string">
            <text:p>Hours of sleep last night</text:p>
          </table:table-cell>
          <table:table-cell office:value-type="string">
            <text:p>Normal hours of sleep</text:p>
          </table:table-cell>
          <table:table-cell office:value-type="string">
            <text:p>Level of Alertness</text:p>
          </table:table-cell>
          <table:table-cell office:value-type="string">
            <text:p>Consent to distribute physiological recordings</text:p>
          </table:table-cell>
          <table:table-cell office:value-type="string">
            <text:p>Consent to publish audio-visual recordings</text:p>
          </table:table-cell>
          <table:table-cell office:value-type="string">
            <text:p>Head circumference (cm)</text:p>
          </table:table-cell>
          <table:table-cell office:value-type="string">
            <text:p>Distance Nasion-Inion (cm)</text:p>
          </table:table-cell>
          <table:table-cell office:value-type="string">
            <text:p>Distance left - right jaw hinge (cm)</text:p>
          </table:table-cell>
          <table:table-cell table:number-columns-repeated="235"/>
        </table:table-row>
        <table:table-row table:style-name="ro1">
          <table:table-cell office:value-type="string">
            <text:p>S01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office:value-type="string">
            <text:p>Never</text:p>
          </table:table-cell>
          <table:table-cell office:value-type="string">
            <text:p>Today, Never</text:p>
          </table:table-cell>
          <table:table-cell office:value-type="string">
            <text:p>Never</text:p>
          </table:table-cell>
          <table:table-cell office:value-type="string">
            <text:p>Today, Regularly</text:p>
          </table:table-cell>
          <table:table-cell table:number-columns-repeated="3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02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Contact lenses</text:p>
          </table:table-cell>
          <table:table-cell office:value-type="string">
            <text:p>BA or BSc or Ing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office:value-type="string">
            <text:p>Yesterda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0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High school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.5">
            <text:p>7.5</text:p>
          </table:table-cell>
          <table:table-cell table:style-name="ce2" office:value-type="string">
            <text:p>6-8</text:p>
          </table:table-cell>
          <table:table-cell office:value-type="string">
            <text:p>High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04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string">
            <text:p>7-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table:number-columns-repeated="235"/>
        </table:table-row>
        <table:table-row table:style-name="ro1">
          <table:table-cell office:value-type="string">
            <text:p>S05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table:number-columns-repeated="5" office:value-type="string">
            <text:p>Never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235"/>
        </table:table-row>
        <table:table-row table:style-name="ro1">
          <table:table-cell office:value-type="string">
            <text:p>S06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table:number-columns-repeated="2" office:value-type="string">
            <text:p>Regularly</text:p>
          </table:table-cell>
          <table:table-cell table:number-columns-repeated="3" office:value-type="string">
            <text:p>Never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8-9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235"/>
        </table:table-row>
        <table:table-row table:style-name="ro1">
          <table:table-cell office:value-type="string">
            <text:p>S07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Acceptable uncorrected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Yesterday</text:p>
          </table:table-cell>
          <table:table-cell table:number-columns-repeated="3" office:value-type="string">
            <text:p>Never</text:p>
          </table:table-cell>
          <table:table-cell office:value-type="string">
            <text:p>Today</text:p>
          </table:table-cell>
          <table:table-cell office:value-type="string">
            <text:p>Antistaminic</text:p>
          </table:table-cell>
          <table:table-cell/>
          <table:table-cell table:style-name="ce2" office:value-type="float" office:value="9">
            <text:p>9</text:p>
          </table:table-cell>
          <table:table-cell table:style-name="ce2" office:value-type="float" office:value="7.5">
            <text:p>7.5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35"/>
        </table:table-row>
        <table:table-row table:style-name="ro1">
          <table:table-cell office:value-type="string">
            <text:p>S08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35"/>
        </table:table-row>
        <table:table-row table:style-name="ro1">
          <table:table-cell office:value-type="string">
            <text:p>S09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Contact lenses</text:p>
          </table:table-cell>
          <table:table-cell office:value-type="string">
            <text:p>BA or BSc or Ing</text:p>
          </table:table-cell>
          <table:table-cell table:number-columns-repeated="2" office:value-type="string">
            <text:p>Regularly</text:p>
          </table:table-cell>
          <table:table-cell office:value-type="string">
            <text:p>Yesterday, 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 office:value-type="string">
            <text:p>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35"/>
        </table:table-row>
        <table:table-row table:style-name="ro1">
          <table:table-cell office:value-type="string">
            <text:p>S10</text:p>
          </table:table-cell>
          <table:table-cell office:value-type="float" office:value="31">
            <text:p>31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 in car only</text:p>
          </table:table-cell>
          <table:table-cell office:value-type="string">
            <text:p>PhD </text:p>
          </table:table-cell>
          <table:table-cell office:value-type="string">
            <text:p>Yesterday, Regularly</text:p>
          </table:table-cell>
          <table:table-cell office:value-type="string">
            <text:p>Today, Yesterday, Regularly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6.5">
            <text:p>6.5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11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office:value-type="string">
            <text:p>Never</text:p>
          </table:table-cell>
          <table:table-cell office:value-type="string">
            <text:p>Today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High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XX</text:p>
          </table:table-cell>
          <table:table-cell table:number-columns-repeated="235"/>
        </table:table-row>
        <table:table-row table:style-name="ro1">
          <table:table-cell office:value-type="string">
            <text:p>S12</text:p>
          </table:table-cell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table:number-columns-repeated="3" office:value-type="string">
            <text:p>Never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35"/>
        </table:table-row>
        <table:table-row table:style-name="ro1">
          <table:table-cell office:value-type="string">
            <text:p>S13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office:value-type="string">
            <text:p>Yesterday, Regularly</text:p>
          </table:table-cell>
          <table:table-cell office:value-type="string">
            <text:p>Yesterday</text:p>
          </table:table-cell>
          <table:table-cell office:value-type="string">
            <text:p>Today, 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.5">
            <text:p>7.5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35"/>
        </table:table-row>
        <table:table-row table:style-name="ro1">
          <table:table-cell office:value-type="string">
            <text:p>S14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35"/>
        </table:table-row>
        <table:table-row table:style-name="ro1">
          <table:table-cell office:value-type="string">
            <text:p>S15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Acceptable uncorrected</text:p>
          </table:table-cell>
          <table:table-cell office:value-type="string">
            <text:p>None</text:p>
          </table:table-cell>
          <table:table-cell office:value-type="string">
            <text:p>High school</text:p>
          </table:table-cell>
          <table:table-cell office:value-type="string">
            <text:p>Yesterday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37">
            <text:p>37</text:p>
          </table:table-cell>
          <table:table-cell table:number-columns-repeated="235"/>
        </table:table-row>
        <table:table-row table:style-name="ro1">
          <table:table-cell office:value-type="string">
            <text:p>S16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BA or BSc or Ing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table:number-columns-repeated="2" office:value-type="string">
            <text:p>Today, Regularly</text:p>
          </table:table-cell>
          <table:table-cell office:value-type="string">
            <text:p>Regularly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6-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35"/>
        </table:table-row>
        <table:table-row table:style-name="ro1">
          <table:table-cell office:value-type="string">
            <text:p>S17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table:number-columns-repeated="2" office:value-type="string">
            <text:p>Yesterday, 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number-columns-repeated="235"/>
        </table:table-row>
        <table:table-row table:style-name="ro1">
          <table:table-cell office:value-type="string">
            <text:p>S18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Yesterday, 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35"/>
        </table:table-row>
        <table:table-row table:style-name="ro1">
          <table:table-cell office:value-type="string">
            <text:p>S19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Contact lenses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39">
            <text:p>39</text:p>
          </table:table-cell>
          <table:table-cell table:number-columns-repeated="235"/>
        </table:table-row>
        <table:table-row table:style-name="ro1">
          <table:table-cell office:value-type="string">
            <text:p>S20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BA or BSc or Ing</text:p>
          </table:table-cell>
          <table:table-cell table:number-columns-repeated="4" office:value-type="string">
            <text:p>Never</text:p>
          </table:table-cell>
          <table:table-cell office:value-type="string">
            <text:p>Regularly</text:p>
          </table:table-cell>
          <table:table-cell office:value-type="string">
            <text:p>Infliximab</text:p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office:value-type="string">
            <text:p>Low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35"/>
        </table:table-row>
        <table:table-row table:style-name="ro1">
          <table:table-cell office:value-type="string">
            <text:p>S21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5-6</text:p>
          </table:table-cell>
          <table:table-cell office:value-type="string">
            <text:p>Medium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35"/>
        </table:table-row>
        <table:table-row table:style-name="ro1">
          <table:table-cell office:value-type="string">
            <text:p>S22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table:number-columns-repeated="2" office:value-type="string">
            <text:p>Yesterday, Regularly</text:p>
          </table:table-cell>
          <table:table-cell office:value-type="string">
            <text:p>Never</text:p>
          </table:table-cell>
          <table:table-cell office:value-type="string">
            <text:p>Today, Regularly</text:p>
          </table:table-cell>
          <table:table-cell office:value-type="string">
            <text:p>Asthma spray</text:p>
          </table:table-cell>
          <table:table-cell/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235"/>
        </table:table-row>
        <table:table-row table:style-name="ro1">
          <table:table-cell office:value-type="string">
            <text:p>S23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PhD </text:p>
          </table:table-cell>
          <table:table-cell office:value-type="string">
            <text:p>Regularly</text:p>
          </table:table-cell>
          <table:table-cell table:number-columns-repeated="4" office:value-type="string">
            <text:p>Never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24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Lef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table:number-columns-repeated="3" office:value-type="string">
            <text:p>Regularl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string">
            <text:p>7-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35"/>
        </table:table-row>
        <table:table-row table:style-name="ro1">
          <table:table-cell office:value-type="string">
            <text:p>S25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office:value-type="string">
            <text:p>Yesterday</text:p>
          </table:table-cell>
          <table:table-cell office:value-type="string">
            <text:p>pain killer</text:p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35"/>
        </table:table-row>
        <table:table-row table:style-name="ro1">
          <table:table-cell office:value-type="string">
            <text:p>S26</text:p>
          </table:table-cell>
          <table:table-cell office:value-type="float" office:value="36">
            <text:p>36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table:number-columns-repeated="10"/>
          <table:table-cell table:style-name="ce2"/>
          <table:table-cell table:style-name="ce3"/>
          <table:table-cell/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38"/>
        </table:table-row>
        <table:table-row table:style-name="ro1">
          <table:table-cell office:value-type="string">
            <text:p>S27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Glasses</text:p>
          </table:table-cell>
          <table:table-cell office:value-type="string">
            <text:p>MA or MSc or Ir</text:p>
          </table:table-cell>
          <table:table-cell office:value-type="string">
            <text:p>Regularly</text:p>
          </table:table-cell>
          <table:table-cell office:value-type="string">
            <text:p>Yesterday</text:p>
          </table:table-cell>
          <table:table-cell office:value-type="string">
            <text:p>Regularly</text:p>
          </table:table-cell>
          <table:table-cell office:value-type="string">
            <text:p>Never</text:p>
          </table:table-cell>
          <table:table-cell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61">
            <text:p>61</text:p>
          </table:table-cell>
          <table:table-cell table:number-columns-repeated="2" office:value-type="float" office:value="33">
            <text:p>33</text:p>
          </table:table-cell>
          <table:table-cell table:number-columns-repeated="235"/>
        </table:table-row>
        <table:table-row table:style-name="ro1">
          <table:table-cell office:value-type="string">
            <text:p>S28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office:value-type="string">
            <text:p>Never</text:p>
          </table:table-cell>
          <table:table-cell office:value-type="string">
            <text:p>Regularly</text:p>
          </table:table-cell>
          <table:table-cell table:number-columns-repeated="3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7.5">
            <text:p>57.5</text:p>
          </table:table-cell>
          <table:table-cell table:number-columns-repeated="2" office:value-type="float" office:value="38">
            <text:p>38</text:p>
          </table:table-cell>
          <table:table-cell table:number-columns-repeated="235"/>
        </table:table-row>
        <table:table-row table:style-name="ro1">
          <table:table-cell office:value-type="string">
            <text:p>S29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office:value-type="string">
            <text:p>Regularly</text:p>
          </table:table-cell>
          <table:table-cell office:value-type="string">
            <text:p>Today, Yesterday, Regularly</text:p>
          </table:table-cell>
          <table:table-cell office:value-type="string">
            <text:p>Yesterday</text:p>
          </table:table-cell>
          <table:table-cell table:number-columns-repeated="2" office:value-type="string">
            <text:p>Never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235"/>
        </table:table-row>
        <table:table-row table:style-name="ro1">
          <table:table-cell office:value-type="string">
            <text:p>S30</text:p>
          </table:table-cell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MA or MSc or Ir</text:p>
          </table:table-cell>
          <table:table-cell table:number-columns-repeated="5" office:value-type="string">
            <text:p>Never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35"/>
        </table:table-row>
        <table:table-row table:style-name="ro1">
          <table:table-cell office:value-type="string">
            <text:p>S31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BA or BSc or Ing</text:p>
          </table:table-cell>
          <table:table-cell office:value-type="string">
            <text:p>Yesterday</text:p>
          </table:table-cell>
          <table:table-cell office:value-type="string">
            <text:p>Today</text:p>
          </table:table-cell>
          <table:table-cell table:number-columns-repeated="3" office:value-type="string">
            <text:p>Never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35"/>
        </table:table-row>
        <table:table-row table:style-name="ro1">
          <table:table-cell office:value-type="string">
            <text:p>S32</text:p>
          </table:table-cell>
          <table:table-cell office:value-type="float" office:value="33">
            <text:p>33</text:p>
          </table:table-cell>
          <table:table-cell office:value-type="string">
            <text:p>Female</text:p>
          </table:table-cell>
          <table:table-cell office:value-type="string">
            <text:p>Right</text:p>
          </table:table-cell>
          <table:table-cell office:value-type="string">
            <text:p>Corrected to normal</text:p>
          </table:table-cell>
          <table:table-cell office:value-type="string">
            <text:p>Contact lenses</text:p>
          </table:table-cell>
          <table:table-cell office:value-type="string">
            <text:p>MA or MSc or Ir</text:p>
          </table:table-cell>
          <table:table-cell office:value-type="string">
            <text:p>Yesterday, Regularly</text:p>
          </table:table-cell>
          <table:table-cell office:value-type="string">
            <text:p>Never</text:p>
          </table:table-cell>
          <table:table-cell office:value-type="string">
            <text:p>Yesterday, Regularly</text:p>
          </table:table-cell>
          <table:table-cell office:value-type="string">
            <text:p>Never</text:p>
          </table:table-cell>
          <table:table-cell office:value-type="string">
            <text:p>Yesterday, Regularly</text:p>
          </table:table-cell>
          <table:table-cell/>
          <table:table-cell office:value-type="string">
            <text:p>Migraine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32">
            <text:p>32</text:p>
          </table:table-cell>
          <table:table-cell table:number-columns-repeated="235"/>
        </table:table-row>
        <table:table-row table:style-name="ro1" table:number-rows-repeated="1048542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8/02/2011</text:date>, <text:time>11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ander koelstra</dc:creator>
    <dc:date>2011-02-08T11:18:23</dc:date>
    <meta:editing-cycles>4</meta:editing-cycles>
    <meta:editing-duration>PT01H34M34S</meta:editing-duration>
    <meta:generator>OpenOffice.org/3.2$Unix OpenOffice.org_project/320m19$Build-9505</meta:generator>
    <meta:document-statistic meta:table-count="1" meta:cell-count="651" meta:object-count="0"/>
  </office:meta>
</office:document-meta>
</file>